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# CASA script for generating a histogram/plot and pixel statistics of FITS file</text:span></text:p>
      <text:p text:style-name="P1"><text:span text:style-name="T1"># image simulations</text:span></text:p>
      <text:p text:style-name="P1"><text:span text:style-name="T1"># Execute this script from within the CASA environment by issuing the CASA</text:span></text:p>
      <text:p text:style-name="P1"><text:span text:style-name="T1"># command: execfile('CASA_histogram_stats.py')</text:span></text:p>
      <text:p text:style-name="P1"><text:span text:style-name="T1"/></text:p>
      <text:p text:style-name="P1"><text:span text:style-name="T1">import sys</text:span></text:p>
      <text:p text:style-name="P1"><text:span text:style-name="T1">import pickle</text:span></text:p>
      <text:p text:style-name="P1"><text:span text:style-name="T1">import os</text:span></text:p>
      <text:p text:style-name="P1"><text:span text:style-name="T1">import numpy</text:span></text:p>
      <text:p text:style-name="P1"><text:span text:style-name="T1">import pylab</text:span></text:p>
      <text:p text:style-name="P1"><text:span text:style-name="T1">from pylab import *</text:span></text:p>
      <text:p text:style-name="P1"><text:span text:style-name="T1">import matplotlib.pyplot as plt</text:span></text:p>
      <text:p text:style-name="P1"><text:span text:style-name="T1"/></text:p>
      <text:p text:style-name="P1"><text:span text:style-name="T1">nbins = 50 # number of bins in histogram</text:span></text:p>
      <text:p text:style-name="P1"><text:span text:style-name="T1"/></text:p>
      <text:p text:style-name="P1"><text:span text:style-name="T1"># Open up the FITS file for reading and processing</text:span></text:p>
      <text:p text:style-name="P1"><text:span text:style-name="T1"/></text:p>
      <text:p text:style-name="P1"><text:span text:style-name="T1"># imagename = '/3data/MS_sims1/casa_sims_fits/SKA_LOGSPIRAL50_CASA_90min_2src_75arcmin_2048_64ch_1400mhz_CORRDATA_uni_w128_casaimag.fits'</text:span></text:p>
      <text:p text:style-name="P1"><text:span text:style-name="T1"># imagename2 ='SKA_LOGSPIRAL50_CASA_90min_2src_75arcmin_2048_64ch_1400mhz_CORRDATA_uni_w128_casaimag.fits'</text:span></text:p>
      <text:p text:style-name="P1"><text:span text:style-name="T1"/></text:p>
      <text:p text:style-name="P1"><text:span text:style-name="T1"># imagename = '/3data/MS_sims1/casa_sims_fits/SKA_LOGSPIRAL50_CASA_90min_2src_75arcmin_2048_64ch_1400mhz_cortes_CORRDATA_uni_w128_casaimag.fits'</text:span></text:p>
      <text:p text:style-name="P1"><text:span text:style-name="T1"># imagename2 ='SKA_LOGSPIRAL50_CASA_90min_2src_75arcmin_2048_64ch_1400mhz_cortes_CORRDATA_uni_w128_casaimag.fits'</text:span></text:p>
      <text:p text:style-name="P1"><text:span text:style-name="T1"/></text:p>
      <text:p text:style-name="P1"><text:span text:style-name="T1"># imagename = '/3data/MS_sims1/casa_sims_fits/SKA_LOGSPIRAL50_CASA_90min_2src_75arcmin_2048_64ch_1400mhz_cortes_point_CORRDATA_uni_w128_casaimag.fits'</text:span></text:p>
      <text:p text:style-name="P1"><text:span text:style-name="T1"># imagename2 = 'SKA_LOGSPIRAL50_CASA_90min_2src_75arcmin_2048_64ch_1400mhz_cortes_point_CORRDATA_uni_w128_casaimag.fits'</text:span></text:p>
      <text:p text:style-name="P1"><text:span text:style-name="T1"/></text:p>
      <text:p text:style-name="P1"><text:span text:style-name="T1"># imagename = '/3data/MS_sims1/casa_sims_fits/SKA_LOGSPIRAL50_CASA_90min_2src_75arcmin_2048_64ch_1400mhz_cortes_point_CORRDATA_uni_w128_casaimag_imagediff.fits'</text:span></text:p>
      <text:p text:style-name="P1"><text:span text:style-name="T1"># imagename2 = 'SKA_LOGSPIRAL50_CASA_90min_2src_75arcmin_2048_64ch_1400mhz_cortes_point_CORRDATA_uni_w128_casaimag_imagediff.fits'</text:span></text:p>
      <text:p text:style-name="P1"><text:span text:style-name="T1"/></text:p>
      <text:p text:style-name="P1"><text:span text:style-name="T1"># imagename = '/3data/MS_sims1/casa_sims_fits/SKA_LOGSPIRAL50_CASA_90min_2src_75arcmin_2048_64ch_1400mhz_cortes_CORRDATA_uni_w128_casaimag_imagediff.fits'</text:span></text:p>
      <text:p text:style-name="P1"><text:span text:style-name="T1"># imagename2 = 'SKA_LOGSPIRAL50_CASA_90min_2src_75arcmin_2048_64ch_1400mhz_cortes_CORRDATA_uni_w128_casaimag_imagediff.fits'</text:span></text:p>
      <text:p text:style-name="P1"><text:span text:style-name="T1"/></text:p>
      <text:p text:style-name="P1"><text:span text:style-name="T1"># imagename = '/3data/MS_sims1/casa_sims_fits/SKA_LOGSPIRAL50_CASA_90min_2src_75arcmin_2048_64ch_1400mhz_cortes_point_CORRDATA_uni_w128_casaimag_imagediff.fits'</text:span></text:p>
      <text:p text:style-name="P1"><text:span text:style-name="T1"># imagename2 = 'SKA_LOGSPIRAL50_CASA_90min_2src_75arcmin_2048_64ch_1400mhz_cortes_point_CORRDATA_uni_w128_casaimag_imagediff.fits'</text:span></text:p>
      <text:p text:style-name="P1"><text:span text:style-name="T1"/></text:p>
      <text:p text:style-name="P1"><text:span text:style-name="T1"># imagename = '/3data/MS_sims1/casa_sims_fits/SKA_LOGSPIRAL50_MEQ_90min_2src_75arcmin_2048_64ch_1400mhz_cortes_CORRDATA_uni_w128_casaimag.fits'</text:span></text:p>
      <text:p text:style-name="P1"><text:span text:style-name="T1"># imagename2 = 'SKA_LOGSPIRAL50_MEQ_90min_2src_75arcmin_2048_64ch_1400mhz_cortes_CORRDATA_uni_w128_casaimag.fits'</text:span></text:p>
      <text:p text:style-name="P1"><text:span text:style-name="T1"/></text:p>
      <text:p text:style-name="P1"><text:span text:style-name="T1"># imagename = '/3data/MS_sims1/casa_sims_fits/SKA_LOGSPIRAL75_CASA_90min_2src_75arcmin_2048_64ch_1400mhz_CORRDATA_uni_w128_casaimag.fits'</text:span></text:p>
      <text:p text:style-name="P1"><text:span text:style-name="T1"># imagename2 = 'SKA_LOGSPIRAL75_CASA_90min_2src_75arcmin_2048_64ch_1400mhz_CORRDATA_uni_w128_casaimag.fits'</text:span></text:p>
      <text:p text:style-name="P1"><text:span text:style-name="T1"/></text:p>
      <text:p text:style-name="P1"><text:span text:style-name="T1"># imagename = '/3data/MS_sims1/casa_sims_fits/SKA_LOGSPIRAL75_CASA_90min_2src_75arcmin_2048_64ch_1400mhz_cortes_CORRDATA_uni_w128_casaimag.fits'</text:span></text:p>
      <text:p text:style-name="P1"><text:span text:style-name="T1"># imagename2 = 'SKA_LOGSPIRAL75_CASA_90min_2src_75arcmin_2048_64ch_1400mhz_cortes_CORRDATA_uni_w128_casaimag.fits'</text:span></text:p>
      <text:p text:style-name="P1"><text:span text:style-name="T1"/></text:p>
      <text:p text:style-name="P1"><text:span text:style-name="T1"># imagename = '/3data/MS_sims1/casa_sims_fits/SKA_LOGSPIRAL75_CASA_90min_2src_75arcmin_2048_64ch_1400mhz_cortes_point_CORRDATA_uni_w128_casaimag.fits'</text:span></text:p>
      <text:p text:style-name="P1"><text:span text:style-name="T1"># imagename2 = 'SKA_LOGSPIRAL75_CASA_90min_2src_75arcmin_2048_64ch_1400mhz_cortes_point_CORRDATA_uni_w128_casaimag.fits'</text:span></text:p>
      <text:p text:style-name="P1"><text:span text:style-name="T1"/></text:p>
      <text:p text:style-name="P1"><text:span text:style-name="T1"># imagename = '/3data/MS_sims1/casa_sims_fits/SKA_LOGSPIRAL75_CASA_90min_2src_75arcmin_2048_64ch_1400mhz_cortes_CORRDATA_uni_w128_casaimag_imagediff.fits'</text:span></text:p>
      <text:p text:style-name="P1"><text:span text:style-name="T1"># imagename2 = 'SKA_LOGSPIRAL75_CASA_90min_2src_75arcmin_2048_64ch_1400mhz_cortes_CORRDATA_uni_w128_casaimag_imagediff.fits'</text:span></text:p>
      <text:p text:style-name="P1"><text:span text:style-name="T1"/></text:p>
      <text:p text:style-name="P1"><text:span text:style-name="T1">imagename = '/3data/MS_sims1/casa_sims_fits/SKA_LOGSPIRAL75_CASA_90min_2src_75arcmin_2048_64ch_1400mhz_cortes_point_CORRDATA_uni_w128_casaimag_imagediff.fits'</text:span></text:p>
      <text:p text:style-name="P1"><text:span text:style-name="T1">imagename2 = 'SKA_LOGSPIRAL75_CASA_90min_2src_75arcmin_2048_64ch_1400mhz_cortes_point_CORRDATA_uni_w128_casaimag_imagediff.fits'</text:span></text:p>
      <text:p text:style-name="P1"><text:span text:style-name="T1"/></text:p>
      <text:p text:style-name="P1"><text:span text:style-name="T1"># imagename = '/3data/MS_sims1/casa_sims_fits/SKA_LOGSPIRAL100_CASA_90min_2src_75arcmin_2048_64ch_1400mhz_CORRDATA_uni_w128_casaimag.fits'</text:span></text:p>
      <text:p text:style-name="P1"><text:span text:style-name="T1"># imagename2 = 'SKA_LOGSPIRAL100_CASA_90min_2src_75arcmin_2048_64ch_1400mhz_CORRDATA_uni_w128_casaimag.fits'</text:span></text:p>
      <text:p text:style-name="P1"><text:span text:style-name="T1"/></text:p>
      <text:p text:style-name="P1"><text:span text:style-name="T1"># imagename = '/3data/MS_sims1/casa_sims_fits/SKA_LOGSPIRAL100_CASA_90min_2src_75arcmin_2048_64ch_1400mhz_cortes_CORRDATA_uni_w128_casaimag.fits'</text:span></text:p>
      <text:p text:style-name="P1"><text:span text:style-name="T1"># imagename2 = 'SKA_LOGSPIRAL100_CASA_90min_2src_75arcmin_2048_64ch_1400mhz_cortes_CORRDATA_uni_w128_casaimag.fits'</text:span></text:p>
      <text:p text:style-name="P1"><text:span text:style-name="T1"/></text:p>
      <text:p text:style-name="P1"><text:span text:style-name="T1"># imagename = '/3data/MS_sims1/casa_sims_fits/SKA_LOGSPIRAL100_CASA_90min_2src_75arcmin_2048_64ch_1400mhz_cortes_point_CORRDATA_uni_w128_casaimag.fits'</text:span></text:p>
      <text:p text:style-name="P1"><text:span text:style-name="T1"># imagename2 = 'SKA_LOGSPIRAL100_CASA_90min_2src_75arcmin_2048_64ch_1400mhz_cortes_point_CORRDATA_uni_w128_casaimag.fits'</text:span></text:p>
      <text:p text:style-name="P1"><text:span text:style-name="T1"/></text:p>
      <text:p text:style-name="P1"><text:span text:style-name="T1"># imagename = '/3data/MS_sims1/casa_sims_fits/SKA_LOGSPIRAL100_CASA_90min_2src_75arcmin_2048_64ch_1400mhz_cortes_CORRDATA_uni_w128_casaimag_imagediff.fits'</text:span></text:p>
      <text:p text:style-name="P1"><text:span text:style-name="T1"># imagename2 = 'SKA_LOGSPIRAL100_CASA_90min_2src_75arcmin_2048_64ch_1400mhz_cortes_CORRDATA_uni_w128_casaimag_imagediff.fits'</text:span></text:p>
      <text:p text:style-name="P1"><text:span text:style-name="T1"/></text:p>
      <text:p text:style-name="P1"><text:span text:style-name="T1"># imagename = '/3data/MS_sims1/casa_sims_fits/SKA_LOGSPIRAL100_CASA_90min_2src_75arcmin_2048_64ch_1400mhz_cortes_point_CORRDATA_uni_w128_casaimag_imagediff.fits'</text:span></text:p>
      <text:p text:style-name="P1"><text:span text:style-name="T1"># imagename2 = 'SKA_LOGSPIRAL100_CASA_90min_2src_75arcmin_2048_64ch_1400mhz_cortes_point_CORRDATA_uni_w128_casaimag_imagediff.fits'</text:span></text:p>
      <text:p text:style-name="P1"><text:span text:style-name="T1"/></text:p>
      <text:p text:style-name="P1"><text:span text:style-name="T1">##</text:span></text:p>
      <text:p text:style-name="P1"><text:span text:style-name="T1"/></text:p>
      <text:p text:style-name="P1"><text:span text:style-name="T1"># imagename = '/3data/MS_sims1/casa_sims_fits/SKA_LOGSPIRAL150_CASA_90min_2src_75arcmin_2048_64ch_1400mhz_CORRDATA_uni_w128_casaimag.fits'</text:span></text:p>
      <text:p text:style-name="P1"><text:span text:style-name="T1"># imagename2 = 'SKA_LOGSPIRAL150_CASA_90min_2src_75arcmin_2048_64ch_1400mhz_CORRDATA_uni_w128_casaimag.fits'</text:span></text:p>
      <text:p text:style-name="P1"><text:span text:style-name="T1"/></text:p>
      <text:p text:style-name="P1"><text:span text:style-name="T1"># imagename = '/3data/MS_sims1/casa_sims_fits/SKA_LOGSPIRAL150_CASA_90min_2src_75arcmin_2048_64ch_1400mhz_cortes_CORRDATA_uni_w128_casaimag.fits'</text:span></text:p>
      <text:p text:style-name="P1"><text:span text:style-name="T1"># imagename2 = 'SKA_LOGSPIRAL150_CASA_90min_2src_75arcmin_2048_64ch_1400mhz_cortes_CORRDATA_uni_w128_casaimag.fits'</text:span></text:p>
      <text:p text:style-name="P1"><text:span text:style-name="T1"/></text:p>
      <text:p text:style-name="P1"><text:span text:style-name="T1"># imagename = '/3data/MS_sims1/casa_sims_fits/SKA_LOGSPIRAL150_CASA_90min_2src_75arcmin_2048_64ch_1400mhz_cortes_point_CORRDATA_uni_w128_casaimag.fits'</text:span></text:p>
      <text:p text:style-name="P1"><text:span text:style-name="T1"># imagename2 = 'SKA_LOGSPIRAL150_CASA_90min_2src_75arcmin_2048_64ch_1400mhz_cortes_point_CORRDATA_uni_w128_casaimag.fits'</text:span></text:p>
      <text:p text:style-name="P1"><text:span text:style-name="T1"/></text:p>
      <text:p text:style-name="P1"><text:span text:style-name="T1"># imagename = '/3data/MS_sims1/casa_sims_fits/SKA_LOGSPIRAL150_CASA_90min_2src_75arcmin_2048_64ch_1400mhz_cortes_CORRDATA_uni_w128_casaimag_imagediff.fits'</text:span></text:p>
      <text:p text:style-name="P1"><text:span text:style-name="T1"># imagename2 = 'SKA_LOGSPIRAL150_CASA_90min_2src_75arcmin_2048_64ch_1400mhz_cortes_CORRDATA_uni_w128_casaimag_imagediff.fits'</text:span></text:p>
      <text:p text:style-name="P1"><text:span text:style-name="T1"/></text:p>
      <text:p text:style-name="P1"><text:span text:style-name="T1"># imagename = '/3data/MS_sims1/casa_sims_fits/SKA_LOGSPIRAL150_CASA_90min_2src_75arcmin_2048_64ch_1400mhz_cortes_point_CORRDATA_uni_w128_casaimag_imagediff.fits'</text:span></text:p>
      <text:p text:style-name="P1"><text:span text:style-name="T1"># imagename2 = 'SKA_LOGSPIRAL150_CASA_90min_2src_75arcmin_2048_64ch_1400mhz_cortes_point_CORRDATA_uni_w128_casaimag_imagediff.fits'</text:span></text:p>
      <text:p text:style-name="P1"><text:span text:style-name="T1"/></text:p>
      <text:p text:style-name="P1"><text:span text:style-name="T1">##</text:span></text:p>
      <text:p text:style-name="P1"><text:span text:style-name="T1"/></text:p>
      <text:p text:style-name="P1"><text:span text:style-name="T1"># imagename = '/3data/MS_sims1/casa_sims_fits/SKA_LOGSPIRAL175_CASA_90min_2src_75arcmin_2048_64ch_1400mhz_CORRDATA_uni_w128_casaimag.fits'</text:span></text:p>
      <text:p text:style-name="P1"><text:span text:style-name="T1"># imagename2 = 'SKA_LOGSPIRAL175_CASA_90min_2src_75arcmin_2048_64ch_1400mhz_CORRDATA_uni_w128_casaimag.fits'</text:span></text:p>
      <text:p text:style-name="P1"><text:span text:style-name="T1"/></text:p>
      <text:p text:style-name="P1"><text:span text:style-name="T1"># imagename = '/3data/MS_sims1/casa_sims_fits/SKA_LOGSPIRAL175_CASA_90min_2src_75arcmin_2048_64ch_1400mhz_cortes_CORRDATA_uni_w128_casaimag.fits'</text:span></text:p>
      <text:p text:style-name="P1"><text:span text:style-name="T1"># imagename2 = 'SKA_LOGSPIRAL175_CASA_90min_2src_75arcmin_2048_64ch_1400mhz_cortes_CORRDATA_uni_w128_casaimag.fits'</text:span></text:p>
      <text:p text:style-name="P1"><text:span text:style-name="T1"/></text:p>
      <text:p text:style-name="P1"><text:span text:style-name="T1"># imagename = '/3data/MS_sims1/casa_sims_fits/SKA_LOGSPIRAL175_CASA_90min_2src_75arcmin_2048_64ch_1400mhz_cortes_point_CORRDATA_uni_w128_casaimag.fits'</text:span></text:p>
      <text:p text:style-name="P1"><text:span text:style-name="T1"># imagename2 = 'SKA_LOGSPIRAL175_CASA_90min_2src_75arcmin_2048_64ch_1400mhz_cortes_point_CORRDATA_uni_w128_casaimag.fits'</text:span></text:p>
      <text:p text:style-name="P1"><text:span text:style-name="T1"/></text:p>
      <text:p text:style-name="P1"><text:span text:style-name="T1"># imagename = '/3data/MS_sims1/casa_sims_fits/SKA_LOGSPIRAL175_CASA_90min_2src_75arcmin_2048_64ch_1400mhz_cortes_CORRDATA_uni_w128_casaimag_imagediff.fits'</text:span></text:p>
      <text:p text:style-name="P1"><text:span text:style-name="T1"># imagename2 = 'SKA_LOGSPIRAL175_CASA_90min_2src_75arcmin_2048_64ch_1400mhz_cortes_CORRDATA_uni_w128_casaimag_imagediff.fits'</text:span></text:p>
      <text:p text:style-name="P1"><text:span text:style-name="T1"/></text:p>
      <text:p text:style-name="P1"><text:span text:style-name="T1"># imagename = '/3data/MS_sims1/casa_sims_fits/SKA_LOGSPIRAL175_CASA_90min_2src_75arcmin_2048_64ch_1400mhz_cortes_point_CORRDATA_uni_w128_casaimag_imagediff.fits'</text:span></text:p>
      <text:p text:style-name="P1"><text:span text:style-name="T1"># imagename2 = 'SKA_LOGSPIRAL175_CASA_90min_2src_75arcmin_2048_64ch_1400mhz_cortes_point_CORRDATA_uni_w128_casaimag_imagediff.fits'</text:span></text:p>
      <text:p text:style-name="P1"><text:span text:style-name="T1"/></text:p>
      <text:p text:style-name="P1"><text:span text:style-name="T1">ia.open(imagename)</text:span></text:p>
      <text:p text:style-name="P1"><text:span text:style-name="T1"/></text:p>
      <text:p text:style-name="P1"><text:span text:style-name="T1"># Restrict statistics and histogram to within this region</text:span></text:p>
      <text:p text:style-name="P1"><text:span text:style-name="T1">blc=[963,634,0,0]<text:s text:c="2"/>#bb1: absolute pixel coordinate of the bottom left corner of</text:span></text:p>
      <text:p text:style-name="P1"><text:span text:style-name="T1">blc_src1 = [935,940,0,0]</text:span></text:p>
      <text:p text:style-name="P1"><text:span text:style-name="T1">blc_src2 = [935,370,0,0]</text:span></text:p>
      <text:p text:style-name="P1"><text:span text:style-name="T1"># bounding box surrounding selected region.</text:span></text:p>
      <text:p text:style-name="P1"><text:span text:style-name="T1">trc=[1112,787,0,0]<text:s text:c="2"/>#bb1: absolute pixel coordinate of the top right corner of the</text:span></text:p>
      <text:p text:style-name="P1"><text:span text:style-name="T1">trc_src1 = [1139,1093,0,0]</text:span></text:p>
      <text:p text:style-name="P1"><text:span text:style-name="T1">trc_src2 = [1116,528,0,0]</text:span></text:p>
      <text:p text:style-name="P1"><text:span text:style-name="T1"># bounding box surrounding the selected region.</text:span></text:p>
      <text:p text:style-name="P1"><text:span text:style-name="T1">bbox=rg.box(blc=blc,trc=trc) # creating the bounding box region</text:span></text:p>
      <text:p text:style-name="P1"><text:span text:style-name="T1">bbox_src1=rg.box(blc=blc_src1,trc=trc_src1)</text:span></text:p>
      <text:p text:style-name="P1"><text:span text:style-name="T1">bbox_src2=rg.box(blc=blc_src2,trc=trc_src2)</text:span></text:p>
      <text:p text:style-name="P1"><text:span text:style-name="T1">ia.statistics(region=bbox) # generate and output statistics within bounding</text:span></text:p>
      <text:p text:style-name="P1"><text:span text:style-name="T1"># box region</text:span></text:p>
      <text:p text:style-name="P1"><text:span text:style-name="T1">print ia.statistics(region=bbox,robust=T)</text:span></text:p>
      <text:p text:style-name="P1"><text:span text:style-name="T1">summary = ia.summary()</text:span></text:p>
      <text:p text:style-name="P1"><text:span text:style-name="T1">print summary</text:span></text:p>
      <text:p text:style-name="P1"><text:span text:style-name="T1"/></text:p>
      <text:p text:style-name="P1"><text:span text:style-name="T1"># Generate and plot labeled histogram</text:span></text:p>
      <text:p text:style-name="P1"><text:span text:style-name="T1">pl.clf()</text:span></text:p>
      <text:p text:style-name="P1"><text:span text:style-name="T1">mean=ia.statistics(region=bbox,axes=[0,1,2,3],robust=T)['mean'][0]</text:span></text:p>
      <text:p text:style-name="P1"><text:span text:style-name="T1">mean_src1=ia.statistics(region=bbox_src1,axes=[0,1,2,3],robust=T)['mean'][0]</text:span></text:p>
      <text:p text:style-name="P1"><text:span text:style-name="T1">mean_src2=ia.statistics(region=bbox_src2,axes=[0,1,2,3],robust=T)['mean'][0]</text:span></text:p>
      <text:p text:style-name="P1"><text:span text:style-name="T1">median_src1=ia.statistics(region=bbox_src1,axes=[0,1,2,3],robust=T)['median'][0]</text:span></text:p>
      <text:p text:style-name="P1"><text:span text:style-name="T1">median_src2=ia.statistics(region=bbox_src2,axes=[0,1,2,3],robust=T)['median'][0]</text:span></text:p>
      <text:p text:style-name="P1"><text:span text:style-name="T1">sigma_src1=ia.statistics(region=bbox_src1,robust=T)['sigma'][0]</text:span></text:p>
      <text:p text:style-name="P1"><text:span text:style-name="T1">sigma_src2=ia.statistics(region=bbox_src2,robust=T)['sigma'][0]</text:span></text:p>
      <text:p text:style-name="P1"><text:span text:style-name="T1">rms_src1=ia.statistics(region=bbox_src1,robust=T)['rms'][0]</text:span></text:p>
      <text:p text:style-name="P1"><text:span text:style-name="T1">rms_src2=ia.statistics(region=bbox_src2,robust=T)['rms'][0]</text:span></text:p>
      <text:p text:style-name="P1"><text:span text:style-name="T1">rms=ia.statistics(region=bbox,robust=T)['rms'][0]</text:span></text:p>
      <text:p text:style-name="P1"><text:span text:style-name="T1">sigma=ia.statistics(region=bbox,robust=T)['sigma'][0]</text:span></text:p>
      <text:p text:style-name="P1"><text:span text:style-name="T1">max=ia.statistics(region=bbox,robust=T)['max'][0]</text:span></text:p>
      <text:p text:style-name="P1"><text:span text:style-name="T1">min=ia.statistics(region=bbox,robust=T)['min'][0]</text:span></text:p>
      <text:p text:style-name="P1"><text:span text:style-name="T1">median=ia.statistics(region=bbox,robust=T)['median'][0]</text:span></text:p>
      <text:p text:style-name="P1"><text:span text:style-name="T1">medabsdevmed=ia.statistics(region=bbox,robust=T)['medabsdevmed'][0]</text:span></text:p>
      <text:p text:style-name="P1"><text:span text:style-name="T1">quartile=ia.statistics(region=bbox,robust=T)['quartile'][0]</text:span></text:p>
      <text:p text:style-name="P1"><text:span text:style-name="T1">maxall=ia.statistics()['max'][0]</text:span></text:p>
      <text:p text:style-name="P1"><text:span text:style-name="T1">minall=ia.statistics()['min'][0]</text:span></text:p>
      <text:p text:style-name="P1"><text:span text:style-name="T1">sum=ia.statistics(region=bbox,robust=T)['sum'][0]</text:span></text:p>
      <text:p text:style-name="P1"><text:span text:style-name="T1">sumsq=ia.statistics(region=bbox,robust=T)['sumsq'][0]</text:span></text:p>
      <text:p text:style-name="P1"><text:span text:style-name="T1">dr=maxall/rms</text:span></text:p>
      <text:p text:style-name="P1"><text:span text:style-name="T1"># ia.fromshape(shape=[125,459])</text:span></text:p>
      <text:p text:style-name="P1"><text:span text:style-name="T1">r = ia.histograms(region=bbox,list = T, axes=[0,1,2,3],force=T,nbins=50)</text:span></text:p>
      <text:p text:style-name="P1"><text:span text:style-name="T1">print r</text:span></text:p>
      <text:p text:style-name="P1"><text:span text:style-name="T1">print len(r)</text:span></text:p>
      <text:p text:style-name="P1"><text:span text:style-name="T1">print r.keys()</text:span></text:p>
      <text:p text:style-name="P1"><text:span text:style-name="T1"># n,bins,patches = plt.hist(r['histout']['values'],bins=30,facecolor='green',alpha=0.3)</text:span></text:p>
      <text:p text:style-name="P1"><text:span text:style-name="T1">plt.plot(r['histout']['values'],r['histout']['counts'])</text:span></text:p>
      <text:p text:style-name="P1"><text:span text:style-name="T1">ax = subplot(111)</text:span></text:p>
      <text:p text:style-name="P1"><text:span text:style-name="T1">ax.set_xlim(xmin=-0.008)</text:span></text:p>
      <text:p text:style-name="P1"><text:span text:style-name="T1">ax.set_xlim(xmax=0.008)</text:span></text:p>
      <text:p text:style-name="P1"><text:span text:style-name="T1"># ax.set_xlim(xmin=-0.0001)# for difference images (cortes,pointing)</text:span></text:p>
      <text:p text:style-name="P1"><text:span text:style-name="T1"># ax.set_xlim(xmax=0.0001)</text:span></text:p>
      <text:p text:style-name="P1"><text:span text:style-name="T1">xlabel('Pixel Brightness Value')</text:span></text:p>
      <text:p text:style-name="P1"><text:span text:style-name="T1">ylabel('Counts')</text:span></text:p>
      <text:p text:style-name="P1"><text:span text:style-name="T1">title('Plot of Number of Counts vs. Pixel Brightness Values in Region Between 2 Sources in Simulated CASA FITS Image',fontsize=8.1)</text:span></text:p>
      <text:p text:style-name="P1"><text:span text:style-name="T1">figtext(0.25, 0.86,'FITS file: %s' % imagename2, fontsize = 6.9)</text:span></text:p>
      <text:p text:style-name="P1"><text:span text:style-name="T1">figtext(0.25,0.83,'Mean of pixel brightness values = %s' % mean, fontsize = 8.3)</text:span></text:p>
      <text:p text:style-name="P1"><text:span text:style-name="T1">figtext(0.25,0.80,'Root Mean Square of pixel brightness values = %s' % rms, fontsize = 8.3)</text:span></text:p>
      <text:p text:style-name="P1"><text:span text:style-name="T1">figtext(0.25,0.77,'Standard Deviation about the mean of pixel brightness values = %s' % sigma, fontsize = 8.3)</text:span></text:p>
      <text:p text:style-name="P1"><text:span text:style-name="T1">figtext(0.25,0.74,'Number of bins in histogram = %s' % nbins, fontsize = 8.3)</text:span></text:p>
      <text:p text:style-name="P1"><text:span text:style-name="T1">figtext(0.25,0.71,'Maximum pixel brightness value: %s' % max, fontsize = 8.3)</text:span></text:p>
      <text:p text:style-name="P1"><text:span text:style-name="T1">figtext(0.25,0.68,'Median of pixel brightness values: %s' % median, fontsize = 8.3)</text:span></text:p>
      <text:p text:style-name="P1"><text:span text:style-name="T1">figtext(0.25,0.65,'Minimum of pixel brightness values: %s' % min, fontsize = 8.3)</text:span></text:p>
      <text:p text:style-name="P1"><text:span text:style-name="T1">figtext(0.25,0.62,'Median of the absolute deviations from median of pixel brightness values: %s' % medabsdevmed, fontsize = 8.3)</text:span></text:p>
      <text:p text:style-name="P1"><text:span text:style-name="T1">figtext(0.25,0.59,'Inter-quanitle range of pixel brightness values: %s' % quartile, fontsize = 8.3)</text:span></text:p>
      <text:p text:style-name="P1"><text:span text:style-name="T1">figtext(0.25,0.56,'Sum of all pixel values: %s' % sum, fontsize = 8.3)</text:span></text:p>
      <text:p text:style-name="P1"><text:span text:style-name="T1">figtext(0.25,0.53,'Bounding Box Region: %s, %s' % (blc,trc), fontsize = 8.3)</text:span></text:p>
      <text:p text:style-name="P1"><text:span text:style-name="T1">figtext(0.25,0.50,'Dynamic Range Estimate for entire image: %s' % dr, fontsize = 8.3)</text:span></text:p>
      <text:p text:style-name="P1"><text:span text:style-name="T1">savefig('/3data/MS_sims1/casa_sims_fits/Plot_%s.pdf' % imagename2)<text:s text:c="2"/>#bb1</text:span></text:p>
      <text:p text:style-name="P1"><text:span text:style-name="T1"/></text:p>
      <text:p text:style-name="P1"><text:span text:style-name="T1">f=open('/3data/MS_sims1/casa_sims_fits/Plot_%s.txt' % imagename2,'w')<text:s text:c="2"/>#bb1</text:span></text:p>
      <text:p text:style-name="P1"><text:span text:style-name="T1">f.write('FITS file: %s\n' %imagename2)</text:span></text:p>
      <text:p text:style-name="P1"><text:span text:style-name="T1">f.write('Bottom left corner of bounding box region: %s\n' %blc)</text:span></text:p>
      <text:p text:style-name="P1"><text:span text:style-name="T1">f.write('Top right corner of bounding box region: %s\n' %trc)</text:span></text:p>
      <text:p text:style-name="P1"><text:span text:style-name="T1">f.write('Mean of pixel brightness values: %s\n' %mean)</text:span></text:p>
      <text:p text:style-name="P1"><text:span text:style-name="T1">f.write('Root Mean Square of pixel brightness values: %s\n' %rms)</text:span></text:p>
      <text:p text:style-name="P1"><text:span text:style-name="T1">f.write('Standard Deviation about the mean of pixel brightness values: %s\n' %sigma)</text:span></text:p>
      <text:p text:style-name="P1"><text:span text:style-name="T1">f.write('Number of bins in histogram: %s\n' %nbins)</text:span></text:p>
      <text:p text:style-name="P1"><text:span text:style-name="T1">f.write('Maximum pixel brightness value: %s\n' %max)</text:span></text:p>
      <text:p text:style-name="P1"><text:span text:style-name="T1">f.write('Median of pixel brightness values: %s\n' %median)</text:span></text:p>
      <text:p text:style-name="P1"><text:span text:style-name="T1">f.write('Minimum of pixel brightness values: %s\n' %min)</text:span></text:p>
      <text:p text:style-name="P1"><text:span text:style-name="T1">f.write('Median of the absolute deviations from median of pixel brightness values: %s\n' %medabsdevmed)</text:span></text:p>
      <text:p text:style-name="P1"><text:span text:style-name="T1">f.write('Inter-quanitle range of pixel brightness values: %s\n' %quartile)</text:span></text:p>
      <text:p text:style-name="P1"><text:span text:style-name="T1">f.write('Sum of pixel values: %s\n' %sum)</text:span></text:p>
      <text:p text:style-name="P1"><text:span text:style-name="T1">f.write('Sum of squares of pixel values: %s\n' %sumsq)</text:span></text:p>
      <text:p text:style-name="P1"><text:span text:style-name="T1">f.write('Dynamic Range Estimate for all of image: %s\n' %dr)</text:span></text:p>
      <text:p text:style-name="P1"><text:span text:style-name="T1">f.write('Minimum of pixel brightness values for all of image: %s\n' %minall)</text:span></text:p>
      <text:p text:style-name="P1"><text:span text:style-name="T1">f.write('Maximum pixel brightness value for all of image: %s\n' %maxall)</text:span></text:p>
      <text:p text:style-name="P1"><text:span text:style-name="T1">f.write('Mean pixel brightness value for src1 : %s\n' %mean_src1)</text:span></text:p>
      <text:p text:style-name="P1"><text:span text:style-name="T1">f.write('Mean pixel brightness value for src2 : %s\n' %mean_src2)</text:span></text:p>
      <text:p text:style-name="P1"><text:span text:style-name="T1">f.write('Median pixel brightness value for src1 : %s\n' %median_src1)</text:span></text:p>
      <text:p text:style-name="P1"><text:span text:style-name="T1">f.write('Median pixel brightness value for src2 : %s\n' %median_src2)</text:span></text:p>
      <text:p text:style-name="P1"><text:span text:style-name="T1">f.write('Sigma pixel brightness value for src1 : %s\n' %sigma_src1)</text:span></text:p>
      <text:p text:style-name="P1"><text:span text:style-name="T1">f.write('Sigma pixel brightness value for src2 : %s\n' %sigma_src2)</text:span></text:p>
      <text:p text:style-name="P1"><text:span text:style-name="T1">f.write('R.M.S. pixel brightness value for src1 : %s\n' %rms_src1)</text:span></text:p>
      <text:p text:style-name="P1"><text:span text:style-name="T1">f.write('R.M.S. pixel brightness value for src2 : %s\n' %rms_src2)</text:span></text:p>
      <text:p text:style-name="P1"><text:span text:style-name="T1">f.close()</text:span></text:p>
      <text:p text:style-name="P1"><text:span text:style-name="T1">print "FITS file", imagename2</text:span></text:p>
      <text:p text:style-name="P1"><text:span text:style-name="T1">print "Bounding box region in FITS file: ", blc, trc</text:span></text:p>
      <text:p text:style-name="P1"><text:span text:style-name="T1">print "Mean of pixel brightness values = ", mean</text:span></text:p>
      <text:p text:style-name="P1"><text:span text:style-name="T1">print "Root Mean Square of pixel brightness values = ", rms</text:span></text:p>
      <text:p text:style-name="P1"><text:span text:style-name="T1">print "Standard Deviation about the mean of pixel brightness values = ", sigma</text:span></text:p>
      <text:p text:style-name="P1"><text:span text:style-name="T1">print "Number of bins in histogram = ", nbins</text:span></text:p>
      <text:p text:style-name="P1"><text:span text:style-name="T1">print "Maximum pixel brightness value = ", max</text:span></text:p>
      <text:p text:style-name="P1"><text:span text:style-name="T1">print "Median of pixel brightness values = ", median</text:span></text:p>
      <text:p text:style-name="P1"><text:span text:style-name="T1">print "Minimum of pixel brightness values = ", min</text:span></text:p>
      <text:p text:style-name="P1"><text:span text:style-name="T1">print "Median of the absolute deviations from median of pixel brightness values = ", medabsdevmed</text:span></text:p>
      <text:p text:style-name="P1"><text:span text:style-name="T1">print "Inter-quanitle range of pixel brightness values = ", quartile</text:span></text:p>
      <text:p text:style-name="P1"><text:span text:style-name="T1">print "Sum of pixel values = ", sum</text:span></text:p>
      <text:p text:style-name="P1"><text:span text:style-name="T1">print "Sum of squares of pixel values = ", sumsq</text:span></text:p>
      <text:p text:style-name="P1"><text:span text:style-name="T1">print "Dynamic Range Estimate for all of image: ", dr</text:span></text:p>
      <text:p text:style-name="P1"><text:span text:style-name="T1">print "Minimum of pixel brightness values for all of image:", minall</text:span></text:p>
      <text:p text:style-name="P1"><text:span text:style-name="T1">print "Maximum of pixel brightness values for all of image:", maxall</text:span></text:p>
      <text:p text:style-name="P1"><text:span text:style-name="T1">print "Mean pixel brightness value for src1 :", mean_src1</text:span></text:p>
      <text:p text:style-name="P1"><text:span text:style-name="T1">print "Mean pixel brightness value for src2 :", mean_src2</text:span></text:p>
      <text:p text:style-name="P1"><text:span text:style-name="T1">print "Median pixel brightness value for src1 :", median_src1</text:span></text:p>
      <text:p text:style-name="P1"><text:span text:style-name="T1">print "Median pixel brightness value for src2 :", median_src2</text:span></text:p>
      <text:p text:style-name="P1"><text:span text:style-name="T1">print "Sigma pixel brightness value for src1 :", sigma_src1</text:span></text:p>
      <text:p text:style-name="P1"><text:span text:style-name="T1">print "Sigma pixel brightness value for src2 :", sigma_src2</text:span></text:p>
      <text:p text:style-name="P1"><text:span text:style-name="T1">print "R.M.S. pixel brightness value for src1 :", rms_src1</text:span></text:p>
      <text:p text:style-name="P1"><text:span text:style-name="T1">print "R.M.S. pixel brightness value for src2 :", rms_src2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